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1DC50000277CFB5B8868.svm"/>
  <manifest:file-entry manifest:media-type="" manifest:full-path="Pictures/200000070000735900003B1F2FE6E9D8.svm"/>
  <manifest:file-entry manifest:media-type="" manifest:full-path="Pictures/20000007000024B20000307A312F61D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3.15cm" style:rel-column-width="1786*"/>
    </style:style>
    <style:style style:name="표1.B" style:family="table-column">
      <style:table-column-properties style:column-width="13.85cm" style:rel-column-width="7852*"/>
    </style:style>
    <style:style style:name="표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.B1" style:family="table-cell">
      <style:table-cell-properties fo:background-color="#99ccff" fo:padding="0.097cm" fo:border="0.002cm solid #000000">
        <style:background-image/>
      </style:table-cell-properties>
    </style:style>
    <style:style style:name="표1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3.15cm" style:rel-column-width="1786*"/>
    </style:style>
    <style:style style:name="표2.B" style:family="table-column">
      <style:table-column-properties style:column-width="13.85cm" style:rel-column-width="7852*"/>
    </style:style>
    <style:style style:name="표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2.B1" style:family="table-cell">
      <style:table-cell-properties fo:background-color="#99ccff" fo:padding="0.097cm" fo:border="0.002cm solid #000000">
        <style:background-image/>
      </style:table-cell-properties>
    </style:style>
    <style:style style:name="표2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2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3.15cm" style:rel-column-width="1786*"/>
    </style:style>
    <style:style style:name="표3.B" style:family="table-column">
      <style:table-column-properties style:column-width="13.85cm" style:rel-column-width="7852*"/>
    </style:style>
    <style:style style:name="표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3.B1" style:family="table-cell">
      <style:table-cell-properties fo:background-color="#99ccff" fo:padding="0.097cm" fo:border="0.002cm solid #000000">
        <style:background-image/>
      </style:table-cell-properties>
    </style:style>
    <style:style style:name="표3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3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3.15cm" style:rel-column-width="1786*"/>
    </style:style>
    <style:style style:name="표4.B" style:family="table-column">
      <style:table-column-properties style:column-width="13.85cm" style:rel-column-width="7852*"/>
    </style:style>
    <style:style style:name="표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4.B1" style:family="table-cell">
      <style:table-cell-properties fo:background-color="#99ccff" fo:padding="0.097cm" fo:border="0.002cm solid #000000">
        <style:background-image/>
      </style:table-cell-properties>
    </style:style>
    <style:style style:name="표4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4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3.15cm" style:rel-column-width="1786*"/>
    </style:style>
    <style:style style:name="표5.B" style:family="table-column">
      <style:table-column-properties style:column-width="13.85cm" style:rel-column-width="7852*"/>
    </style:style>
    <style:style style:name="표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5.B1" style:family="table-cell">
      <style:table-cell-properties fo:background-color="#99ccff" fo:padding="0.097cm" fo:border="0.002cm solid #000000">
        <style:background-image/>
      </style:table-cell-properties>
    </style:style>
    <style:style style:name="표5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5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3.15cm" style:rel-column-width="1786*"/>
    </style:style>
    <style:style style:name="표6.B" style:family="table-column">
      <style:table-column-properties style:column-width="13.85cm" style:rel-column-width="7852*"/>
    </style:style>
    <style:style style:name="표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6.B1" style:family="table-cell">
      <style:table-cell-properties fo:background-color="#99ccff" fo:padding="0.097cm" fo:border="0.002cm solid #000000">
        <style:background-image/>
      </style:table-cell-properties>
    </style:style>
    <style:style style:name="표6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6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3.15cm" style:rel-column-width="1786*"/>
    </style:style>
    <style:style style:name="표7.B" style:family="table-column">
      <style:table-column-properties style:column-width="13.85cm" style:rel-column-width="7852*"/>
    </style:style>
    <style:style style:name="표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7.B1" style:family="table-cell">
      <style:table-cell-properties fo:background-color="#99ccff" fo:padding="0.097cm" fo:border="0.002cm solid #000000">
        <style:background-image/>
      </style:table-cell-properties>
    </style:style>
    <style:style style:name="표7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7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3.15cm" style:rel-column-width="1786*"/>
    </style:style>
    <style:style style:name="표8.B" style:family="table-column">
      <style:table-column-properties style:column-width="13.85cm" style:rel-column-width="7852*"/>
    </style:style>
    <style:style style:name="표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8.B1" style:family="table-cell">
      <style:table-cell-properties fo:background-color="#99ccff" fo:padding="0.097cm" fo:border="0.002cm solid #000000">
        <style:background-image/>
      </style:table-cell-properties>
    </style:style>
    <style:style style:name="표8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8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3.15cm" style:rel-column-width="1786*"/>
    </style:style>
    <style:style style:name="표9.B" style:family="table-column">
      <style:table-column-properties style:column-width="13.85cm" style:rel-column-width="7852*"/>
    </style:style>
    <style:style style:name="표9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9.B1" style:family="table-cell">
      <style:table-cell-properties fo:background-color="#99ccff" fo:padding="0.097cm" fo:border="0.002cm solid #000000">
        <style:background-image/>
      </style:table-cell-properties>
    </style:style>
    <style:style style:name="표9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9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3.15cm" style:rel-column-width="1786*"/>
    </style:style>
    <style:style style:name="표10.B" style:family="table-column">
      <style:table-column-properties style:column-width="13.85cm" style:rel-column-width="7852*"/>
    </style:style>
    <style:style style:name="표10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0.B1" style:family="table-cell">
      <style:table-cell-properties fo:background-color="#99ccff" fo:padding="0.097cm" fo:border="0.002cm solid #000000">
        <style:background-image/>
      </style:table-cell-properties>
    </style:style>
    <style:style style:name="표10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0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3.15cm" style:rel-column-width="1786*"/>
    </style:style>
    <style:style style:name="표11.B" style:family="table-column">
      <style:table-column-properties style:column-width="13.85cm" style:rel-column-width="7852*"/>
    </style:style>
    <style:style style:name="표1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1.B1" style:family="table-cell">
      <style:table-cell-properties fo:background-color="#99ccff" fo:padding="0.097cm" fo:border="0.002cm solid #000000">
        <style:background-image/>
      </style:table-cell-properties>
    </style:style>
    <style:style style:name="표11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1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2" style:family="table">
      <style:table-properties style:width="17cm" table:align="margins"/>
    </style:style>
    <style:style style:name="표12.A" style:family="table-column">
      <style:table-column-properties style:column-width="3.15cm" style:rel-column-width="1786*"/>
    </style:style>
    <style:style style:name="표12.B" style:family="table-column">
      <style:table-column-properties style:column-width="13.85cm" style:rel-column-width="7852*"/>
    </style:style>
    <style:style style:name="표12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2.B1" style:family="table-cell">
      <style:table-cell-properties fo:background-color="#99ccff" fo:padding="0.097cm" fo:border="0.002cm solid #000000">
        <style:background-image/>
      </style:table-cell-properties>
    </style:style>
    <style:style style:name="표12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2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3.15cm" style:rel-column-width="1786*"/>
    </style:style>
    <style:style style:name="표13.B" style:family="table-column">
      <style:table-column-properties style:column-width="13.85cm" style:rel-column-width="7852*"/>
    </style:style>
    <style:style style:name="표13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3.B1" style:family="table-cell">
      <style:table-cell-properties fo:background-color="#99ccff" fo:padding="0.097cm" fo:border="0.002cm solid #000000">
        <style:background-image/>
      </style:table-cell-properties>
    </style:style>
    <style:style style:name="표13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3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4" style:family="table">
      <style:table-properties style:width="17cm" table:align="margins"/>
    </style:style>
    <style:style style:name="표14.A" style:family="table-column">
      <style:table-column-properties style:column-width="3.15cm" style:rel-column-width="1786*"/>
    </style:style>
    <style:style style:name="표14.B" style:family="table-column">
      <style:table-column-properties style:column-width="13.85cm" style:rel-column-width="7852*"/>
    </style:style>
    <style:style style:name="표1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4.B1" style:family="table-cell">
      <style:table-cell-properties fo:background-color="#99ccff" fo:padding="0.097cm" fo:border="0.002cm solid #000000">
        <style:background-image/>
      </style:table-cell-properties>
    </style:style>
    <style:style style:name="표14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4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3.15cm" style:rel-column-width="1786*"/>
    </style:style>
    <style:style style:name="표15.B" style:family="table-column">
      <style:table-column-properties style:column-width="13.85cm" style:rel-column-width="7852*"/>
    </style:style>
    <style:style style:name="표1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5.B1" style:family="table-cell">
      <style:table-cell-properties fo:background-color="#99ccff" fo:padding="0.097cm" fo:border="0.002cm solid #000000">
        <style:background-image/>
      </style:table-cell-properties>
    </style:style>
    <style:style style:name="표15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5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3.15cm" style:rel-column-width="1786*"/>
    </style:style>
    <style:style style:name="표16.B" style:family="table-column">
      <style:table-column-properties style:column-width="13.85cm" style:rel-column-width="7852*"/>
    </style:style>
    <style:style style:name="표1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6.B1" style:family="table-cell">
      <style:table-cell-properties fo:background-color="#99ccff" fo:padding="0.097cm" fo:border="0.002cm solid #000000">
        <style:background-image/>
      </style:table-cell-properties>
    </style:style>
    <style:style style:name="표16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6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3.15cm" style:rel-column-width="1786*"/>
    </style:style>
    <style:style style:name="표17.B" style:family="table-column">
      <style:table-column-properties style:column-width="13.85cm" style:rel-column-width="7852*"/>
    </style:style>
    <style:style style:name="표17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7.B1" style:family="table-cell">
      <style:table-cell-properties fo:background-color="#99ccff" fo:padding="0.097cm" fo:border="0.002cm solid #000000">
        <style:background-image/>
      </style:table-cell-properties>
    </style:style>
    <style:style style:name="표17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7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8" style:family="table">
      <style:table-properties style:width="17cm" table:align="margins"/>
    </style:style>
    <style:style style:name="표18.A" style:family="table-column">
      <style:table-column-properties style:column-width="3.15cm" style:rel-column-width="1786*"/>
    </style:style>
    <style:style style:name="표18.B" style:family="table-column">
      <style:table-column-properties style:column-width="13.85cm" style:rel-column-width="7852*"/>
    </style:style>
    <style:style style:name="표18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8.B1" style:family="table-cell">
      <style:table-cell-properties fo:background-color="#99ccff" fo:padding="0.097cm" fo:border="0.002cm solid #000000">
        <style:background-image/>
      </style:table-cell-properties>
    </style:style>
    <style:style style:name="표18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8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9" style:family="table">
      <style:table-properties style:width="17cm" table:align="margins"/>
    </style:style>
    <style:style style:name="표19.A" style:family="table-column">
      <style:table-column-properties style:column-width="3.15cm" style:rel-column-width="1786*"/>
    </style:style>
    <style:style style:name="표19.B" style:family="table-column">
      <style:table-column-properties style:column-width="13.85cm" style:rel-column-width="7852*"/>
    </style:style>
    <style:style style:name="표19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표19.B1" style:family="table-cell">
      <style:table-cell-properties fo:background-color="#99ccff" fo:padding="0.097cm" fo:border="0.002cm solid #000000">
        <style:background-image/>
      </style:table-cell-properties>
    </style:style>
    <style:style style:name="표19.A2" style:family="table-cell">
      <style:table-cell-properties style:vertical-align="middle"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표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표19.A3" style:family="table-cell">
      <style:table-cell-properties fo:background-color="#99ccff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.529cm" fo:margin-right="0cm" fo:text-indent="-0.529cm" style:auto-text-indent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line-height="100%"/>
    </style:style>
    <style:style style:name="P6" style:family="paragraph" style:parent-style-name="Text_20_body">
      <style:paragraph-properties fo:text-align="center" style:justify-single-word="false"/>
      <style:text-properties fo:font-size="26pt" fo:language="en" fo:country="US" style:font-size-asian="26pt" style:font-size-complex="26pt"/>
    </style:style>
    <style:style style:name="P7" style:family="paragraph" style:parent-style-name="Text_20_body" style:list-style-name="L1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Text_20_body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Text_20_body">
      <style:paragraph-properties fo:text-align="center" style:justify-single-word="false"/>
      <style:text-properties fo:font-size="36pt" fo:language="en" fo:country="US" style:font-size-asian="36pt" style:font-size-complex="36pt"/>
    </style:style>
    <style:style style:name="P10" style:family="paragraph" style:parent-style-name="Text_20_body">
      <style:text-properties fo:font-size="18pt" style:font-size-asian="18pt" style:font-size-complex="18pt"/>
    </style:style>
    <style:style style:name="P11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paragraph-properties fo:line-height="100%"/>
    </style:style>
    <style:style style:name="P14" style:family="paragraph" style:parent-style-name="Text_20_body">
      <style:paragraph-properties fo:margin-left="0.529cm" fo:margin-right="0cm" fo:text-indent="-0.529cm" style:auto-text-indent="false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language-asian="ko" style:country-asian="KR"/>
    </style:style>
    <style:style style:name="P17" style:family="paragraph" style:parent-style-name="Table_20_Contents">
      <style:paragraph-properties fo:text-align="justify" style:justify-single-word="false"/>
      <style:text-properties style:language-asian="ko" style:country-asian="KR"/>
    </style:style>
    <style:style style:name="P18" style:family="paragraph" style:parent-style-name="Table_20_Contents">
      <style:paragraph-properties fo:line-height="100%" fo:text-align="center" style:justify-single-word="false"/>
      <style:text-properties style:language-asian="ko" style:country-asian="KR"/>
    </style:style>
    <style:style style:name="P19" style:family="paragraph" style:parent-style-name="Table_20_Contents">
      <style:paragraph-properties fo:line-height="100%" fo:text-align="justify" style:justify-single-word="false"/>
      <style:text-properties style:language-asian="ko" style:country-asian="KR"/>
    </style:style>
    <style:style style:name="P20" style:family="paragraph" style:parent-style-name="Table_20_Contents">
      <style:paragraph-properties fo:line-height="100%"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ko" style:country-asian="KR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style:language-asian="ko" style:country-asian="KR" style:font-weight-asian="bold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language-asian="ko" style:country-asian="KR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language-asian="ko" style:country-asian="KR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6"/>
      <text:p text:style-name="P6"/>
      <text:p text:style-name="P9">Term Project</text:p>
      <text:list xml:id="list36307164" text:style-name="L1">
        <text:list-item>
          <text:p text:style-name="P7"><text:span text:style-name="T1">Candy Pang </text:span>제안서 <text:span text:style-name="T1">-</text:span></text:p>
        </text:list-item>
      </text:list>
      <text:p text:style-name="P8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11"><text:span text:style-name="T1">0892009 </text:span><text:span text:style-name="T2">김태훈</text:span></text:p>
      <text:p text:style-name="P11"><text:span text:style-name="T2">0892043 한동희</text:span></text:p>
      <text:p text:style-name="P10"/>
      <text:p text:style-name="Text_20_body"/>
      <text:p text:style-name="Text_20_body"/>
      <text:p text:style-name="P2"><text:soft-page-break/><text:span text:style-name="T1">1. </text:span>프로젝트 팀 구성</text:p>
      <text:p text:style-name="Text_20_body"><text:s text:c="4"/>팀 이름 <text:span text:style-name="T1">: </text:span><text:span text:style-name="T1">MOL (Microprocessor Of Legends)</text:span></text:p>
      <text:p text:style-name="Text_20_body"><text:span text:style-name="T1"><text:tab/>0892009 </text:span>김태훈 <text:span text:style-name="T1">(conakuki)</text:span></text:p>
      <text:p text:style-name="Text_20_body"><text:span text:style-name="T1"><text:tab/>0892043 </text:span>한동희 <text:span text:style-name="T1">(HanDongHee)</text:span></text:p>
      <text:p text:style-name="Text_20_body"/>
      <text:p text:style-name="Text_20_body"/>
      <text:p text:style-name="Text_20_body"/>
      <text:p text:style-name="P2"><text:span text:style-name="T1">2. </text:span>개발 <text:span text:style-name="T6">목표</text:span></text:p>
      <text:p text:style-name="Text_20_body"><text:s/>C<text:span text:style-name="T6">언어 기반의 프로그래밍을 통한 임베디드 소프트웨어 개발 능력을 배양하고, Nintendo Ds를 이용</text:span></text:p>
      <text:p text:style-name="Text_20_body"><text:span text:style-name="T6">한 프로그램 개발 능력을 향상시키며 팀 단위 프로젝트를 통해 팀원으로서의 역할을 수행하는 능력을</text:span></text:p>
      <text:p text:style-name="Text_20_body"><text:span text:style-name="T6"><text:s/>기른다.</text:span></text:p>
      <text:p text:style-name="Text_20_body"/>
      <text:p text:style-name="Text_20_body"/>
      <text:p text:style-name="Text_20_body"/>
      <text:p text:style-name="P2"><text:span text:style-name="T1">3. </text:span>개발 내용</text:p>
      <text:p text:style-name="Text_20_body"><text:s/>요즘 스마트폰에서 많은 사람들이 사용하고 있는 인기 있는 게임 중 하나를 선택하여 구현한다<text:span text:style-name="T1">. </text:span></text:p>
      <text:p text:style-name="Text_20_body"><text:span text:style-name="T1"><text:s/></text:span>애니팡<text:span text:style-name="T1">, </text:span>캔디팡<text:span text:style-name="T1">, </text:span>보석팡 등<text:span text:style-name="T1">, -</text:span>팡으로 끝나는 게임이 주를 이루고 있는데 그 중에서도 게임 방법이 비교</text:p>
      <text:p text:style-name="Text_20_body">적 간단하고 직관적인 캔디팡을 구현한다<text:span text:style-name="T1">. </text:span>단 다른 게임과의 차별화 및 재미를 위해 <text:span text:style-name="T1">coin</text:span>을 이용한 팡</text:p>
      <text:p text:style-name="Text_20_body">게임을 구현한다<text:span text:style-name="T1">.</text:span></text:p>
      <text:p text:style-name="P1"><draw:frame draw:style-name="fr1" draw:name="그림1" text:anchor-type="paragraph" svg:width="7.622cm" svg:height="10.109cm" draw:z-index="0"><draw:image xlink:href="Pictures/2000000900001DC50000277CFB5B8868.svm" xlink:type="simple" xlink:show="embed" xlink:actuate="onLoad"/></draw:frame> <text:s/></text:p>
      <text:p text:style-name="P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text:span text:style-name="T3">4. </text:span><text:span text:style-name="T9">제약 사항</text:span></text:p>
      <text:p text:style-name="P3"><text:tab/>● 게임의 제한시간은 <text:span text:style-name="T1">1</text:span>분으로 설정한다<text:span text:style-name="T1">.</text:span></text:p>
      <text:p text:style-name="P3"><text:tab/>● <text:span text:style-name="T1">1</text:span>분이 지나면 획득한 점수를 표시한다<text:span text:style-name="T1">.</text:span></text:p>
      <text:p text:style-name="P3"><text:tab/>● 같은 색의 동전이 <text:span text:style-name="T1">3</text:span>개 이상 붙어있을 때 터치하면 동전이 터지게 된다<text:span text:style-name="T1">.</text:span></text:p>
      <text:p text:style-name="P3"><text:tab/>● 한번 동전을 터뜨리고 일정한 시간 내에 다시 터뜨리면 콤보를 부여한다<text:span text:style-name="T1">.</text:span></text:p>
      <text:p text:style-name="P3"><text:tab/>● 콤보 수에 따라 획득 점수에 가중치를 부여한다<text:span text:style-name="T1">.</text:span></text:p>
      <text:p text:style-name="P3"><text:tab/>● 같은 색의 동전이 <text:span text:style-name="T1">3</text:span>개 미만인 곳을 터치하면 콤보를 초기화한다<text:span text:style-name="T1">.</text:span></text:p>
      <text:p text:style-name="P3"><text:tab/>● 필드의 크기는 <text:span text:style-name="T1">7×7</text:span>로 설정한다<text:span text:style-name="T1">.</text:span></text:p>
      <text:p text:style-name="P3"><text:tab/>● 동전은 <text:span text:style-name="T1">4</text:span>가지 종류로 설정한다<text:span text:style-name="T1">. (</text:span>빨강 노랑 초록 파랑<text:span text:style-name="T1">)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Text_20_body"><text:span text:style-name="T3">5. </text:span><text:span text:style-name="T9">문제점</text:span></text:p>
      <text:p text:style-name="Text_20_body"><text:tab/>➀ 닌텐도 <text:span text:style-name="T1">DS</text:span>에 관련된 <text:span text:style-name="T1">API </text:span>정보들이 부족하다<text:span text:style-name="T1">.</text:span></text:p>
      <text:p text:style-name="Text_20_body"><text:tab/>➁ 화려한 그래픽을 구현하는데 어려움이 있다<text:span text:style-name="T1">.</text:span></text:p>
      <text:p text:style-name="Text_20_body"><text:tab/>➂ 디버그가 불가능하다<text:span text:style-name="T1">.</text:span></text:p>
      <text:p text:style-name="Text_20_body"><text:tab/>➃ 터치패드 입력 및 화면 출력에 대한 정보가 부족하다<text:span text:style-name="T1">.</text:span></text:p>
      <text:p text:style-name="P3"/>
      <text:p text:style-name="P3"/>
      <text:p text:style-name="P3"/>
      <text:p text:style-name="P2"><text:span text:style-name="T1">6. </text:span>극복방안</text:p>
      <text:p text:style-name="Text_20_body"><text:tab/>➀ 여러 사이트를 참고하고<text:span text:style-name="T1">, </text:span>필요한 메서드는 직접 헤더 형태로 구현하여 추가한다<text:span text:style-name="T1">.</text:span></text:p>
      <text:p text:style-name="Text_20_body"><text:tab/>➁ 직접 그림을 그리거나 검색하여 구한다<text:span text:style-name="T1">.</text:span></text:p>
      <text:p text:style-name="Text_20_body"><text:tab/>➂ 에뮬레이터에서 제공하는 디버거를 사용하거나 직접 모니터링하여 해결한다<text:span text:style-name="T1">.</text:span></text:p>
      <text:p text:style-name="Text_20_body"><text:tab/>➃ <text:span text:style-name="T1">NDS</text:span>에 대한 사이트나 전문 서적들을 참고하여 해결한다<text:span text:style-name="T1">.</text:span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oft-page-break/><text:span text:style-name="T3">7. </text:span><text:span text:style-name="T4">구조도</text:span></text:p>
      <text:p text:style-name="P2"><text:tab/><text:span text:style-name="T7">➀ </text:span><text:span text:style-name="T8">하드웨어 구조도</text:span></text:p>
      <text:p text:style-name="P2"><draw:frame draw:style-name="fr2" draw:name="그림2" text:anchor-type="paragraph" svg:x="3.644cm" svg:y="0.467cm" svg:width="9.394cm" svg:height="12.411cm" draw:z-index="1"><draw:image xlink:href="Pictures/20000007000024B20000307A312F61D1.svm" xlink:type="simple" xlink:show="embed" xlink:actuate="onLoad"/></draw:frame></text:p>
      <text:p text:style-name="Text_20_body"><text:span text:style-name="T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 ➁ <text:span text:style-name="T6">소프웨어 구조도</text:span></text:p>
      <text:p text:style-name="Standard"><draw:frame draw:style-name="fr3" draw:name="그림3" text:anchor-type="paragraph" svg:width="17cm" svg:height="8.712cm" draw:z-index="2"><draw:image xlink:href="Pictures/200000070000735900003B1F2FE6E9D8.svm" xlink:type="simple" xlink:show="embed" xlink:actuate="onLoad"/></draw:frame><text:span text:style-name="T6"/></text:p>
      <text:p text:style-name="Text_20_body"><text:soft-page-break/><text:span text:style-name="T4">8. Test Plan</text:span></text:p>
      <text:p text:style-name="P13"><text:span text:style-name="T4"/></text:p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20">No.1</text:p>
          </table:table-cell>
          <table:table-cell table:style-name="표1.B1" office:value-type="string">
            <text:p text:style-name="P18">프로그램 시작 시</text:p>
          </table:table-cell>
        </table:table-row>
        <table:table-row>
          <table:table-cell table:style-name="표1.A2" office:value-type="string">
            <text:p text:style-name="P18">예상 결과</text:p>
          </table:table-cell>
          <table:table-cell table:style-name="표1.B2" office:value-type="string">
            <text:p text:style-name="P19"><text:s/>상단 화면에서는 게임 이미지가 나오고 Game Start, Exit, Ranking 메뉴가 뜬다.</text:p>
          </table:table-cell>
        </table:table-row>
        <table:table-row>
          <table:table-cell table:style-name="표1.A3" office:value-type="string">
            <text:p text:style-name="P18">평가</text:p>
          </table:table-cell>
          <table:table-cell table:style-name="표1.B2" office:value-type="string">
            <text:p text:style-name="P20"/>
          </table:table-cell>
        </table:table-row>
      </table:table>
      <text:p text:style-name="P13"><text:span text:style-name="T6"/></text:p>
      <text:p text:style-name="P13"><text:span text:style-name="T6"/></text:p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20">No.2</text:p>
          </table:table-cell>
          <table:table-cell table:style-name="표2.B1" office:value-type="string">
            <text:p text:style-name="P18">Exit 버튼 터치 시</text:p>
          </table:table-cell>
        </table:table-row>
        <table:table-row>
          <table:table-cell table:style-name="표2.A2" office:value-type="string">
            <text:p text:style-name="P18">예상 결과</text:p>
          </table:table-cell>
          <table:table-cell table:style-name="표2.B2" office:value-type="string">
            <text:p text:style-name="P19"><text:s/>‘정말 종료하시겠습니까?’ 메시지 출력하고, Yes와 No 버튼을 출력한다.</text:p>
          </table:table-cell>
        </table:table-row>
        <table:table-row>
          <table:table-cell table:style-name="표2.A3" office:value-type="string">
            <text:p text:style-name="P18">평가</text:p>
          </table:table-cell>
          <table:table-cell table:style-name="표2.B2" office:value-type="string">
            <text:p text:style-name="P20"/>
          </table:table-cell>
        </table:table-row>
      </table:table>
      <text:p text:style-name="P5"/>
      <text:p text:style-name="P5"/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20">No.3</text:p>
          </table:table-cell>
          <table:table-cell table:style-name="표3.B1" office:value-type="string">
            <text:p text:style-name="P18">종료 메시지 창 터치 시 (Yes)</text:p>
          </table:table-cell>
        </table:table-row>
        <table:table-row>
          <table:table-cell table:style-name="표3.A2" office:value-type="string">
            <text:p text:style-name="P18">예상 결과</text:p>
          </table:table-cell>
          <table:table-cell table:style-name="표3.B2" office:value-type="string">
            <text:p text:style-name="P19"><text:s/>프로그램이 종료된다.</text:p>
          </table:table-cell>
        </table:table-row>
        <table:table-row>
          <table:table-cell table:style-name="표3.A3" office:value-type="string">
            <text:p text:style-name="P18">평가</text:p>
          </table:table-cell>
          <table:table-cell table:style-name="표3.B2" office:value-type="string">
            <text:p text:style-name="P20"/>
          </table:table-cell>
        </table:table-row>
      </table:table>
      <text:p text:style-name="P5"/>
      <text:p text:style-name="P5"/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20">No.4</text:p>
          </table:table-cell>
          <table:table-cell table:style-name="표4.B1" office:value-type="string">
            <text:p text:style-name="P18">종료 메시지 창 터치 시 (No)</text:p>
          </table:table-cell>
        </table:table-row>
        <table:table-row>
          <table:table-cell table:style-name="표4.A2" office:value-type="string">
            <text:p text:style-name="P18">예상 결과</text:p>
          </table:table-cell>
          <table:table-cell table:style-name="표4.B2" office:value-type="string">
            <text:p text:style-name="P19"><text:s/>초기 화면으로 되돌아간다.</text:p>
          </table:table-cell>
        </table:table-row>
        <table:table-row>
          <table:table-cell table:style-name="표4.A3" office:value-type="string">
            <text:p text:style-name="P18">평가</text:p>
          </table:table-cell>
          <table:table-cell table:style-name="표4.B2" office:value-type="string">
            <text:p text:style-name="P20"/>
          </table:table-cell>
        </table:table-row>
      </table:table>
      <text:p text:style-name="P5"/>
      <text:p text:style-name="P5"/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20">No.5</text:p>
          </table:table-cell>
          <table:table-cell table:style-name="표5.B1" office:value-type="string">
            <text:p text:style-name="P18">종료 메시지 창에서 Yes와 No 이외의 영역 터치 시</text:p>
          </table:table-cell>
        </table:table-row>
        <table:table-row>
          <table:table-cell table:style-name="표5.A2" office:value-type="string">
            <text:p text:style-name="P18">예상 결과</text:p>
          </table:table-cell>
          <table:table-cell table:style-name="표5.B2" office:value-type="string">
            <text:p text:style-name="P19"><text:s/>프로그램 상의 아무런 변화가 없다.</text:p>
          </table:table-cell>
        </table:table-row>
        <table:table-row>
          <table:table-cell table:style-name="표5.A3" office:value-type="string">
            <text:p text:style-name="P18">평가</text:p>
          </table:table-cell>
          <table:table-cell table:style-name="표5.B2" office:value-type="string">
            <text:p text:style-name="P20"/>
          </table:table-cell>
        </table:table-row>
      </table:table>
      <text:p text:style-name="P5"/>
      <text:p text:style-name="P5"/>
      <table:table table:name="표6" table:style-name="표6">
        <table:table-column table:style-name="표6.A"/>
        <table:table-column table:style-name="표6.B"/>
        <table:table-row>
          <table:table-cell table:style-name="표6.A1" office:value-type="string">
            <text:p text:style-name="P15">No.6</text:p>
          </table:table-cell>
          <table:table-cell table:style-name="표6.B1" office:value-type="string">
            <text:p text:style-name="P16"><text:s/>Ranking 버튼 터치 시</text:p>
          </table:table-cell>
        </table:table-row>
        <table:table-row>
          <table:table-cell table:style-name="표6.A2" office:value-type="string">
            <text:p text:style-name="P16">예상 결과</text:p>
          </table:table-cell>
          <table:table-cell table:style-name="표6.B2" office:value-type="string">
            <text:p text:style-name="P17"><text:s/>User Ranking을 보여준다. Ranking은 User의 이름과 점수를 포함하며 순위를 보여준다. 또한, 뒤로 가기 버튼을 제공한다.</text:p>
          </table:table-cell>
        </table:table-row>
        <table:table-row>
          <table:table-cell table:style-name="표6.A3" office:value-type="string">
            <text:p text:style-name="P16">평가</text:p>
          </table:table-cell>
          <table:table-cell table:style-name="표6.B2" office:value-type="string">
            <text:p text:style-name="P15"/>
          </table:table-cell>
        </table:table-row>
      </table:table>
      <text:p text:style-name="Standard"/>
      <text:p text:style-name="Standard"/>
      <table:table table:name="표7" table:style-name="표7">
        <table:table-column table:style-name="표7.A"/>
        <table:table-column table:style-name="표7.B"/>
        <table:table-row>
          <table:table-cell table:style-name="표7.A1" office:value-type="string">
            <text:p text:style-name="P15">No.7</text:p>
          </table:table-cell>
          <table:table-cell table:style-name="표7.B1" office:value-type="string">
            <text:p text:style-name="P16">Ranking에서 뒤로가기 버튼 터치 시</text:p>
          </table:table-cell>
        </table:table-row>
        <table:table-row>
          <table:table-cell table:style-name="표7.A2" office:value-type="string">
            <text:p text:style-name="P16">예상 결과</text:p>
          </table:table-cell>
          <table:table-cell table:style-name="표7.B2" office:value-type="string">
            <text:p text:style-name="P17"><text:s/>초기 화면으로 되돌아간다.</text:p>
          </table:table-cell>
        </table:table-row>
        <table:table-row>
          <table:table-cell table:style-name="표7.A3" office:value-type="string">
            <text:p text:style-name="P16">평가</text:p>
          </table:table-cell>
          <table:table-cell table:style-name="표7.B2" office:value-type="string">
            <text:p text:style-name="P15"/>
          </table:table-cell>
        </table:table-row>
      </table:table>
      <text:p text:style-name="Standard"><text:soft-page-break/></text:p>
      <table:table table:name="표8" table:style-name="표8">
        <table:table-column table:style-name="표8.A"/>
        <table:table-column table:style-name="표8.B"/>
        <table:table-row>
          <table:table-cell table:style-name="표8.A1" office:value-type="string">
            <text:p text:style-name="P15">No.8</text:p>
          </table:table-cell>
          <table:table-cell table:style-name="표8.B1" office:value-type="string">
            <text:p text:style-name="P16">Ranking에서 뒤로 가기 버튼 이외의 영역 터치 시</text:p>
          </table:table-cell>
        </table:table-row>
        <table:table-row>
          <table:table-cell table:style-name="표8.A2" office:value-type="string">
            <text:p text:style-name="P16">예상 결과</text:p>
          </table:table-cell>
          <table:table-cell table:style-name="표8.B2" office:value-type="string">
            <text:p text:style-name="P17"><text:s/>프로그램 상의 아무런 변화가 없다.</text:p>
          </table:table-cell>
        </table:table-row>
        <table:table-row>
          <table:table-cell table:style-name="표8.A3" office:value-type="string">
            <text:p text:style-name="P16">평가</text:p>
          </table:table-cell>
          <table:table-cell table:style-name="표8.B2" office:value-type="string">
            <text:p text:style-name="P15"/>
          </table:table-cell>
        </table:table-row>
      </table:table>
      <text:p text:style-name="Standard"/>
      <text:p text:style-name="Standard"/>
      <table:table table:name="표9" table:style-name="표9">
        <table:table-column table:style-name="표9.A"/>
        <table:table-column table:style-name="표9.B"/>
        <table:table-row>
          <table:table-cell table:style-name="표9.A1" office:value-type="string">
            <text:p text:style-name="P15">No.9</text:p>
          </table:table-cell>
          <table:table-cell table:style-name="표9.B1" office:value-type="string">
            <text:p text:style-name="P16">Game Start 버튼 터치 시</text:p>
          </table:table-cell>
        </table:table-row>
        <table:table-row>
          <table:table-cell table:style-name="표9.A2" office:value-type="string">
            <text:p text:style-name="P16">예상 결과</text:p>
          </table:table-cell>
          <table:table-cell table:style-name="표9.B2" office:value-type="string">
            <text:p text:style-name="P17"><text:s/>상단 화면에 7x7로 이루어진 5종류의 Coin을 보여주고, 제한 시간은 1분으로 설정되며 3초 후부터 시간이 줄어든다.</text:p>
          </table:table-cell>
        </table:table-row>
        <table:table-row>
          <table:table-cell table:style-name="표9.A3" office:value-type="string">
            <text:p text:style-name="P16">평가</text:p>
          </table:table-cell>
          <table:table-cell table:style-name="표9.B2" office:value-type="string">
            <text:p text:style-name="P15"/>
          </table:table-cell>
        </table:table-row>
      </table:table>
      <text:p text:style-name="Standard"/>
      <text:p text:style-name="Standard"/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string">
            <text:p text:style-name="P15">No.10</text:p>
          </table:table-cell>
          <table:table-cell table:style-name="표10.B1" office:value-type="string">
            <text:p text:style-name="P16">Coin 터치 시 (같은 종류의 Coin이 3개 미만인 곳)</text:p>
          </table:table-cell>
        </table:table-row>
        <table:table-row>
          <table:table-cell table:style-name="표10.A2" office:value-type="string">
            <text:p text:style-name="P16">예상 결과</text:p>
          </table:table-cell>
          <table:table-cell table:style-name="표10.B2" office:value-type="string">
            <text:p text:style-name="P17"><text:s/>아무런 반응이 없다.</text:p>
          </table:table-cell>
        </table:table-row>
        <table:table-row>
          <table:table-cell table:style-name="표10.A3" office:value-type="string">
            <text:p text:style-name="P16">평가</text:p>
          </table:table-cell>
          <table:table-cell table:style-name="표10.B2" office:value-type="string">
            <text:p text:style-name="P15"/>
          </table:table-cell>
        </table:table-row>
      </table:table>
      <text:p text:style-name="Standard"/>
      <text:p text:style-name="Standard"/>
      <table:table table:name="표11" table:style-name="표11">
        <table:table-column table:style-name="표11.A"/>
        <table:table-column table:style-name="표11.B"/>
        <table:table-row>
          <table:table-cell table:style-name="표11.A1" office:value-type="string">
            <text:p text:style-name="P15">No.11</text:p>
          </table:table-cell>
          <table:table-cell table:style-name="표11.B1" office:value-type="string">
            <text:p text:style-name="P16">Coin 터치 시 (같은 종류의 Coin이 3개 이상인 곳)</text:p>
          </table:table-cell>
        </table:table-row>
        <table:table-row>
          <table:table-cell table:style-name="표11.A2" office:value-type="string">
            <text:p text:style-name="P16">예상 결과</text:p>
          </table:table-cell>
          <table:table-cell table:style-name="표11.B2" office:value-type="string">
            <text:p text:style-name="P17"><text:s/>같은 종류로 이어져 있는 Coin이 모두 터지고 터진 Coin의 개수에 따라 점수를 획득하며 위에 있던 Coin이 터진 자리로 내려오고, 내려가 빈 자리에는 새로운 Coin이 랜덤으로 채워진다.</text:p>
          </table:table-cell>
        </table:table-row>
        <table:table-row>
          <table:table-cell table:style-name="표11.A3" office:value-type="string">
            <text:p text:style-name="P16">평가</text:p>
          </table:table-cell>
          <table:table-cell table:style-name="표11.B2" office:value-type="string">
            <text:p text:style-name="P15"/>
          </table:table-cell>
        </table:table-row>
      </table:table>
      <text:p text:style-name="Standard"/>
      <text:p text:style-name="Standard"/>
      <table:table table:name="표12" table:style-name="표12">
        <table:table-column table:style-name="표12.A"/>
        <table:table-column table:style-name="표12.B"/>
        <table:table-row>
          <table:table-cell table:style-name="표12.A1" office:value-type="string">
            <text:p text:style-name="P15">No.12</text:p>
          </table:table-cell>
          <table:table-cell table:style-name="표12.B1" office:value-type="string">
            <text:p text:style-name="P16">Coin을 연속으로 터뜨렸을 경우 (일정 시간이 지난 후)</text:p>
          </table:table-cell>
        </table:table-row>
        <table:table-row>
          <table:table-cell table:style-name="표12.A2" office:value-type="string">
            <text:p text:style-name="P16">예상 결과</text:p>
          </table:table-cell>
          <table:table-cell table:style-name="표12.B2" office:value-type="string">
            <text:p text:style-name="P17"><text:s/>획득 점수의 가중치가 초기화된다.</text:p>
          </table:table-cell>
        </table:table-row>
        <table:table-row>
          <table:table-cell table:style-name="표12.A3" office:value-type="string">
            <text:p text:style-name="P16">평가</text:p>
          </table:table-cell>
          <table:table-cell table:style-name="표12.B2" office:value-type="string">
            <text:p text:style-name="P15"/>
          </table:table-cell>
        </table:table-row>
      </table:table>
      <text:p text:style-name="Standard"/>
      <text:p text:style-name="Standard"/>
      <table:table table:name="표13" table:style-name="표13">
        <table:table-column table:style-name="표13.A"/>
        <table:table-column table:style-name="표13.B"/>
        <table:table-row>
          <table:table-cell table:style-name="표13.A1" office:value-type="string">
            <text:p text:style-name="P15">No.13</text:p>
          </table:table-cell>
          <table:table-cell table:style-name="표13.B1" office:value-type="string">
            <text:p text:style-name="P16">Coin을 연속으로 터뜨렸을 경우 (일정 시간이 내에)</text:p>
          </table:table-cell>
        </table:table-row>
        <table:table-row>
          <table:table-cell table:style-name="표13.A2" office:value-type="string">
            <text:p text:style-name="P16">예상 결과</text:p>
          </table:table-cell>
          <table:table-cell table:style-name="표13.B2" office:value-type="string">
            <text:p text:style-name="P17"><text:s/>Combo 횟수를 표시해주고 획득 점수에 가중치를 준다.</text:p>
          </table:table-cell>
        </table:table-row>
        <table:table-row>
          <table:table-cell table:style-name="표13.A3" office:value-type="string">
            <text:p text:style-name="P16">평가</text:p>
          </table:table-cell>
          <table:table-cell table:style-name="표13.B2" office:value-type="string">
            <text:p text:style-name="P15"/>
          </table:table-cell>
        </table:table-row>
      </table:table>
      <text:p text:style-name="Standard"/>
      <text:p text:style-name="Standard"/>
      <table:table table:name="표14" table:style-name="표14">
        <table:table-column table:style-name="표14.A"/>
        <table:table-column table:style-name="표14.B"/>
        <table:table-row>
          <table:table-cell table:style-name="표14.A1" office:value-type="string">
            <text:p text:style-name="P15">No.14</text:p>
          </table:table-cell>
          <table:table-cell table:style-name="표14.B1" office:value-type="string">
            <text:p text:style-name="P16">Coin을 연속으로 터뜨렸을 경우 (일정 시간이 내에 3회 이상)</text:p>
          </table:table-cell>
        </table:table-row>
        <table:table-row>
          <table:table-cell table:style-name="표14.A2" office:value-type="string">
            <text:p text:style-name="P16">예상 결과</text:p>
          </table:table-cell>
          <table:table-cell table:style-name="표14.B2" office:value-type="string">
            <text:p text:style-name="P17"><text:s/>Combo 횟수를 표시해주고 획득 점수에 더 많은 가중치를 준다.</text:p>
          </table:table-cell>
        </table:table-row>
        <table:table-row>
          <table:table-cell table:style-name="표14.A3" office:value-type="string">
            <text:p text:style-name="P16">평가</text:p>
          </table:table-cell>
          <table:table-cell table:style-name="표14.B2" office:value-type="string">
            <text:p text:style-name="P15"/>
          </table:table-cell>
        </table:table-row>
      </table:table>
      <text:p text:style-name="Standard"/>
      <text:p text:style-name="Standard"/>
      <text:p text:style-name="Standard"><text:soft-page-break/></text:p>
      <table:table table:name="표15" table:style-name="표15">
        <table:table-column table:style-name="표15.A"/>
        <table:table-column table:style-name="표15.B"/>
        <table:table-row>
          <table:table-cell table:style-name="표15.A1" office:value-type="string">
            <text:p text:style-name="P15">No.15</text:p>
          </table:table-cell>
          <table:table-cell table:style-name="표15.B1" office:value-type="string">
            <text:p text:style-name="P16">더 이상 터뜨릴 Coin이 없을 경우</text:p>
          </table:table-cell>
        </table:table-row>
        <table:table-row>
          <table:table-cell table:style-name="표15.A2" office:value-type="string">
            <text:p text:style-name="P16">예상 결과</text:p>
          </table:table-cell>
          <table:table-cell table:style-name="표15.B2" office:value-type="string">
            <text:p text:style-name="P17"><text:s/>필드의 Coin들을 재배치한다.</text:p>
          </table:table-cell>
        </table:table-row>
        <table:table-row>
          <table:table-cell table:style-name="표15.A3" office:value-type="string">
            <text:p text:style-name="P16">평가</text:p>
          </table:table-cell>
          <table:table-cell table:style-name="표15.B2" office:value-type="string">
            <text:p text:style-name="P15"/>
          </table:table-cell>
        </table:table-row>
      </table:table>
      <text:p text:style-name="Standard"/>
      <text:p text:style-name="Standard"/>
      <table:table table:name="표16" table:style-name="표16">
        <table:table-column table:style-name="표16.A"/>
        <table:table-column table:style-name="표16.B"/>
        <table:table-row>
          <table:table-cell table:style-name="표16.A1" office:value-type="string">
            <text:p text:style-name="P15">No.16</text:p>
          </table:table-cell>
          <table:table-cell table:style-name="표16.B1" office:value-type="string">
            <text:p text:style-name="P16">필드 내 Coin 이외의 다른 영역을 터치 시</text:p>
          </table:table-cell>
        </table:table-row>
        <table:table-row>
          <table:table-cell table:style-name="표16.A2" office:value-type="string">
            <text:p text:style-name="P16">예상 결과</text:p>
          </table:table-cell>
          <table:table-cell table:style-name="표16.B2" office:value-type="string">
            <text:p text:style-name="P17"><text:s/>아무런 반응이 없다.</text:p>
          </table:table-cell>
        </table:table-row>
        <table:table-row>
          <table:table-cell table:style-name="표16.A3" office:value-type="string">
            <text:p text:style-name="P16">평가</text:p>
          </table:table-cell>
          <table:table-cell table:style-name="표16.B2" office:value-type="string">
            <text:p text:style-name="P15"/>
          </table:table-cell>
        </table:table-row>
      </table:table>
      <text:p text:style-name="Standard"/>
      <text:p text:style-name="Standard"/>
      <table:table table:name="표17" table:style-name="표17">
        <table:table-column table:style-name="표17.A"/>
        <table:table-column table:style-name="표17.B"/>
        <table:table-row>
          <table:table-cell table:style-name="표17.A1" office:value-type="string">
            <text:p text:style-name="P15">No.17</text:p>
          </table:table-cell>
          <table:table-cell table:style-name="표17.B1" office:value-type="string">
            <text:p text:style-name="P16">60초가 모두 지났을 경우 (최고 점수를 경신하지 않은 경우)</text:p>
          </table:table-cell>
        </table:table-row>
        <table:table-row>
          <table:table-cell table:style-name="표17.A2" office:value-type="string">
            <text:p text:style-name="P16">예상 결과</text:p>
          </table:table-cell>
          <table:table-cell table:style-name="표17.B2" office:value-type="string">
            <text:p text:style-name="P17"><text:s/>최종 점수를 보여주고, 3초 후 초기 화면으로 돌아간다.</text:p>
          </table:table-cell>
        </table:table-row>
        <table:table-row>
          <table:table-cell table:style-name="표17.A3" office:value-type="string">
            <text:p text:style-name="P16">평가</text:p>
          </table:table-cell>
          <table:table-cell table:style-name="표17.B2" office:value-type="string">
            <text:p text:style-name="P17"/>
          </table:table-cell>
        </table:table-row>
      </table:table>
      <text:p text:style-name="Standard"/>
      <text:p text:style-name="Standard"/>
      <table:table table:name="표18" table:style-name="표18">
        <table:table-column table:style-name="표18.A"/>
        <table:table-column table:style-name="표18.B"/>
        <table:table-row>
          <table:table-cell table:style-name="표18.A1" office:value-type="string">
            <text:p text:style-name="P15">No.18</text:p>
          </table:table-cell>
          <table:table-cell table:style-name="표18.B1" office:value-type="string">
            <text:p text:style-name="P16">60초가 모두 지났을 경우 (최고 점수를 경신한 경우)</text:p>
          </table:table-cell>
        </table:table-row>
        <table:table-row>
          <table:table-cell table:style-name="표18.A2" office:value-type="string">
            <text:p text:style-name="P16">예상 결과</text:p>
          </table:table-cell>
          <table:table-cell table:style-name="표18.B2" office:value-type="string">
            <text:p text:style-name="P17"><text:s/>최종 점수를 보여주고, ‘최고 점수 입니다. 랭킹에 이름을 등록해주세요.’ 메시지를 출력한 후 User의 이름을 등록하는 화면을 보여준다.</text:p>
          </table:table-cell>
        </table:table-row>
        <table:table-row>
          <table:table-cell table:style-name="표18.A3" office:value-type="string">
            <text:p text:style-name="P16">평가</text:p>
          </table:table-cell>
          <table:table-cell table:style-name="표18.B2" office:value-type="string">
            <text:p text:style-name="P15"/>
          </table:table-cell>
        </table:table-row>
      </table:table>
      <text:p text:style-name="Standard"/>
      <text:p text:style-name="Standard"/>
      <table:table table:name="표19" table:style-name="표19">
        <table:table-column table:style-name="표19.A"/>
        <table:table-column table:style-name="표19.B"/>
        <table:table-row>
          <table:table-cell table:style-name="표19.A1" office:value-type="string">
            <text:p text:style-name="P15">No.19</text:p>
          </table:table-cell>
          <table:table-cell table:style-name="표19.B1" office:value-type="string">
            <text:p text:style-name="P16">User의 이름을 등록 했을 시</text:p>
          </table:table-cell>
        </table:table-row>
        <table:table-row>
          <table:table-cell table:style-name="표19.A2" office:value-type="string">
            <text:p text:style-name="P16">예상 결과</text:p>
          </table:table-cell>
          <table:table-cell table:style-name="표19.B2" office:value-type="string">
            <text:p text:style-name="P17"><text:s/>3초 후 초기 화면으로 돌아간다.</text:p>
          </table:table-cell>
        </table:table-row>
        <table:table-row>
          <table:table-cell table:style-name="표19.A3" office:value-type="string">
            <text:p text:style-name="P16">평가</text:p>
          </table:table-cell>
          <table:table-cell table:style-name="표19.B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4T14:57:35.28</meta:creation-date>
    <dc:date>2012-11-21T17:32:45.51</dc:date>
    <meta:editing-duration>PT1H15M36S</meta:editing-duration>
    <meta:editing-cycles>3</meta:editing-cycles>
    <meta:generator>OpenOffice.org/3.3$Win32 OpenOffice.org_project/330m20$Build-9567</meta:generator>
    <dc:creator>Taehoon Kim</dc:creator>
    <meta:document-statistic meta:table-count="19" meta:image-count="3" meta:object-count="0" meta:page-count="7" meta:paragraph-count="136" meta:word-count="720" meta:character-count="2403"/>
  </office:meta>
</office:document-meta>
</file>